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6.1in" fo:margin-left="0in" fo:margin-top="0in" fo:margin-bottom="0in" table:align="left" style:writing-mode="lr-tb"/>
    </style:style>
    <style:style style:name="Table1.A" style:family="table-column">
      <style:table-column-properties style:column-width="0.8875in"/>
    </style:style>
    <style:style style:name="Table1.B" style:family="table-column">
      <style:table-column-properties style:column-width="0.7472in"/>
    </style:style>
    <style:style style:name="Table1.C" style:family="table-column">
      <style:table-column-properties style:column-width="0.7479in"/>
    </style:style>
    <style:style style:name="Table1.D" style:family="table-column">
      <style:table-column-properties style:column-width="0.6667in"/>
    </style:style>
    <style:style style:name="Table1.E" style:family="table-column">
      <style:table-column-properties style:column-width="0.6875in"/>
    </style:style>
    <style:style style:name="Table1.F" style:family="table-column">
      <style:table-column-properties style:column-width="0.7875in"/>
    </style:style>
    <style:style style:name="Table1.1" style:family="table-row">
      <style:table-row-properties style:min-row-height="0.0826in" fo:keep-together="auto"/>
    </style:style>
    <style:style style:name="Table1.A1" style:family="table-cell">
      <style:table-cell-properties fo:padding-left="0.075in" fo:padding-right="0.075in" fo:padding-top="0in" fo:padding-bottom="0in" fo:border-left="none" fo:border-right="0.5pt solid #000000" fo:border-top="none" fo:border-bottom="none"/>
    </style:style>
    <style:style style:name="Table1.B1" style:family="table-cell">
      <style:table-cell-properties fo:padding-left="0.075in" fo:padding-right="0.075in" fo:padding-top="0in" fo:padding-bottom="0in" fo:border-left="0.5pt solid #000000" fo:border-right="0.5pt solid #000000" fo:border-top="none" fo:border-bottom="none"/>
    </style:style>
    <style:style style:name="Table1.H1" style:family="table-cell">
      <style:table-cell-properties fo:padding-left="0.075in" fo:padding-right="0.075in" fo:padding-top="0in" fo:padding-bottom="0in" fo:border-left="0.5pt solid #000000" fo:border-right="none" fo:border-top="none" fo:border-bottom="none"/>
    </style:style>
    <style:style style:name="Table1.2" style:family="table-row">
      <style:table-row-properties style:min-row-height="0.2354in" fo:keep-together="auto"/>
    </style:style>
    <style:style style:name="Table1.3" style:family="table-row">
      <style:table-row-properties style:min-row-height="0.0174in" fo:keep-together="auto"/>
    </style:style>
    <style:style style:name="Table1.F3"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H3" style:family="table-cell">
      <style:table-cell-properties style:vertical-align="middle" fo:padding-left="0.075in" fo:padding-right="0.075in" fo:padding-top="0in" fo:padding-bottom="0in" fo:border-left="0.5pt solid #000000" fo:border-right="none" fo:border-top="none" fo:border-bottom="none"/>
    </style:style>
    <style:style style:name="Table2" style:family="table">
      <style:table-properties style:width="6.0688in" fo:margin-left="0in" fo:margin-top="0in" fo:margin-bottom="0in" table:align="left" style:writing-mode="lr-tb"/>
    </style:style>
    <style:style style:name="Table2.A" style:family="table-column">
      <style:table-column-properties style:column-width="2.0229in"/>
    </style:style>
    <style:style style:name="Table2.1" style:family="table-row">
      <style:table-row-properties style:min-row-height="0.0438in" fo:keep-together="auto"/>
    </style:style>
    <style:style style:name="Table2.A1" style:family="table-cell">
      <style:table-cell-properties fo:background-color="#e7e6e6" fo:padding-left="0.075in" fo:padding-right="0.075in" fo:padding-top="0in" fo:padding-bottom="0in" fo:border-left="none" fo:border-right="0.5pt solid #000000" fo:border-top="none" fo:border-bottom="none">
        <style:background-image/>
      </style:table-cell-properties>
    </style:style>
    <style:style style:name="Table2.B1" style:family="table-cell">
      <style:table-cell-properties fo:background-color="#e7e6e6" fo:padding-left="0.075in" fo:padding-right="0.075in" fo:padding-top="0in" fo:padding-bottom="0in" fo:border-left="0.5pt solid #000000" fo:border-right="0.5pt solid #000000" fo:border-top="none" fo:border-bottom="none">
        <style:background-image/>
      </style:table-cell-properties>
    </style:style>
    <style:style style:name="Table2.C1" style:family="table-cell">
      <style:table-cell-properties fo:background-color="#e7e6e6" fo:padding-left="0.075in" fo:padding-right="0.075in" fo:padding-top="0in" fo:padding-bottom="0in" fo:border-left="0.5pt solid #000000" fo:border-right="none" fo:border-top="none" fo:border-bottom="none">
        <style:background-image/>
      </style:table-cell-properties>
    </style:style>
    <style:style style:name="Table2.A2" style:family="table-cell">
      <style:table-cell-properties fo:padding-left="0.075in" fo:padding-right="0.075in" fo:padding-top="0in" fo:padding-bottom="0in" fo:border-left="none" fo:border-right="0.5pt solid #000000" fo:border-top="none" fo:border-bottom="none"/>
    </style:style>
    <style:style style:name="Table2.B2" style:family="table-cell">
      <style:table-cell-properties fo:padding-left="0.075in" fo:padding-right="0.075in" fo:padding-top="0in" fo:padding-bottom="0in" fo:border-left="0.5pt solid #000000" fo:border-right="0.5pt solid #000000" fo:border-top="none" fo:border-bottom="none"/>
    </style:style>
    <style:style style:name="Table2.C2" style:family="table-cell">
      <style:table-cell-properties fo:padding-left="0.075in" fo:padding-right="0.075in" fo:padding-top="0in" fo:padding-bottom="0in" fo:border-left="0.5pt solid #000000" fo:border-right="none" fo:border-top="none" fo:border-bottom="none"/>
    </style:style>
    <style:style style:name="Table3" style:family="table">
      <style:table-properties style:width="6.0736in" fo:margin-left="0in" fo:margin-top="0in" fo:margin-bottom="0in" table:align="left" style:writing-mode="lr-tb"/>
    </style:style>
    <style:style style:name="Table3.A" style:family="table-column">
      <style:table-column-properties style:column-width="2.8542in"/>
    </style:style>
    <style:style style:name="Table3.B" style:family="table-column">
      <style:table-column-properties style:column-width="0.6889in"/>
    </style:style>
    <style:style style:name="Table3.C" style:family="table-column">
      <style:table-column-properties style:column-width="2.5306in"/>
    </style:style>
    <style:style style:name="Table3.1" style:family="table-row">
      <style:table-row-properties style:min-row-height="0.3021in" fo:keep-together="auto"/>
    </style:style>
    <style:style style:name="Table3.A1" style:family="table-cell">
      <style:table-cell-properties fo:padding-left="0.075in" fo:padding-right="0.075in" fo:padding-top="0in" fo:padding-bottom="0in" fo:border-left="none" fo:border-right="none" fo:border-top="none" fo:border-bottom="0.5pt solid #000000"/>
    </style:style>
    <style:style style:name="Table3.B1" style:family="table-cell">
      <style:table-cell-properties fo:padding-left="0.075in" fo:padding-right="0.075in" fo:padding-top="0in" fo:padding-bottom="0in" fo:border="none"/>
    </style:style>
    <style:style style:name="Table3.2" style:family="table-row">
      <style:table-row-properties style:min-row-height="0.216in" fo:keep-together="auto"/>
    </style:style>
    <style:style style:name="Table3.A2" style:family="table-cell">
      <style:table-cell-properties fo:padding-left="0.075in" fo:padding-right="0.075in" fo:padding-top="0in" fo:padding-bottom="0in" fo:border-left="none" fo:border-right="none" fo:border-top="0.5pt solid #000000" fo:border-bottom="none"/>
    </style:style>
    <style:style style:name="Table3.3" style:family="table-row">
      <style:table-row-properties style:min-row-height="0.4736in" fo:keep-together="auto"/>
    </style:style>
    <style:style style:name="Table3.4" style:family="table-row">
      <style:table-row-properties style:min-row-height="0.1958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end" style:justify-single-word="false"/>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style:text-properties style:font-name="Arial Narrow" fo:font-size="8pt" style:font-size-asian="8pt" style:font-size-complex="8pt"/>
    </style:style>
    <style:style style:name="P6" style:family="paragraph" style:parent-style-name="Standard">
      <style:paragraph-properties fo:margin-top="0in" fo:margin-bottom="0in" loext:contextual-spacing="false" fo:line-height="100%" fo:text-align="justify" style:justify-single-word="false"/>
      <style:text-properties style:font-name="Arial Narrow" fo:font-size="8pt" style:font-size-asian="8pt" style:font-size-complex="8pt"/>
    </style:style>
    <style:style style:name="P7" style:family="paragraph" style:parent-style-name="Standard">
      <style:paragraph-properties fo:margin-top="0in" fo:margin-bottom="0in" loext:contextual-spacing="false" fo:line-height="100%" fo:text-align="center" style:justify-single-word="false"/>
      <style:text-properties style:font-name="Arial Narrow" fo:font-size="8pt" fo:font-weight="bold" style:font-size-asian="8pt" style:font-weight-asian="bold" style:font-size-complex="8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Arial Narrow" fo:font-size="8pt" fo:font-weight="bold" style:font-size-asian="8pt" style:font-weight-asian="bold" style:font-size-complex="8pt" style:font-weight-complex="bold"/>
    </style:style>
    <style:style style:name="P9" style:family="paragraph" style:parent-style-name="Standard" style:master-page-name="Standard">
      <style:paragraph-properties fo:margin-top="0in" fo:margin-bottom="0in" loext:contextual-spacing="false" fo:line-height="100%" fo:text-align="center" style:justify-single-word="false" style:page-number="auto"/>
    </style:style>
    <style:style style:name="P10" style:family="paragraph" style:parent-style-name="Header">
      <style:paragraph-properties fo:text-align="end" style:justify-single-word="false"/>
    </style:style>
    <style:style style:name="P11"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12" style:family="paragraph" style:parent-style-name="List_20_Paragraph" style:list-style-name="WWNum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13" style:family="paragraph" style:parent-style-name="Footer">
      <style:paragraph-properties fo:text-align="end" style:justify-single-word="false"/>
    </style:style>
    <style:style style:name="T1" style:family="text">
      <style:text-properties style:font-name="Arial Narrow" fo:font-size="8pt" style:font-size-asian="8pt" style:font-size-complex="8pt"/>
    </style:style>
    <style:style style:name="T2" style:family="text">
      <style:text-properties style:font-name="Arial Narrow" fo:font-size="8pt" style:font-size-asian="8pt" style:font-size-complex="8pt" fo:background-color="#c0c0c0"/>
    </style:style>
    <style:style style:name="T3" style:family="text">
      <style:text-properties style:font-name="Arial Narrow" fo:font-size="8pt" style:font-size-asian="8pt" style:font-name-complex="Calibri1" style:font-size-complex="8pt"/>
    </style:style>
    <style:style style:name="T4" style:family="text">
      <style:text-properties style:font-name="Arial Narrow" fo:font-size="8pt" style:font-size-asian="8pt" style:font-name-complex="Arial" style:font-size-complex="8pt"/>
    </style:style>
    <style:style style:name="T5" style:family="text">
      <style:text-properties style:font-name="Arial Narrow" fo:font-size="8pt" fo:language="es" fo:country="none" style:font-size-asian="8pt" style:font-name-complex="Calibri1" style:font-size-complex="8pt"/>
    </style:style>
    <style:style style:name="T6" style:family="text">
      <style:text-properties style:font-name="Arial Narrow" fo:font-size="8pt" fo:font-weight="bold" style:font-size-asian="8pt" style:font-weight-asian="bold" style:font-size-complex="8pt" style:font-weight-complex="bold"/>
    </style:style>
    <style:style style:name="T7" style:family="text">
      <style:text-properties style:font-name="Arial Narrow" fo:font-size="8pt" fo:font-weight="bold" style:font-name-asian="Calibri1" style:font-size-asian="8pt" style:font-weight-asian="bold" style:font-name-complex="Calibri1" style:font-size-complex="8pt"/>
    </style:style>
    <style:style style:name="T8" style:family="text">
      <style:text-properties style:font-name="Arial Narrow" fo:font-size="8pt" fo:language="es" fo:country="ES" style:font-size-asian="8pt" style:font-size-complex="8pt"/>
    </style:style>
    <style:style style:name="T9" style:family="text">
      <style:text-properties style:font-name="Arial Narrow" fo:font-size="8pt" style:font-name-asian="Calibri1" style:font-size-asian="8pt" style:font-name-complex="Calibri1" style:font-size-complex="8pt" style:font-weight-complex="bold"/>
    </style:style>
    <style:style style:name="T10" style:family="text">
      <style:text-properties style:font-name="Arial Narrow" fo:font-size="9pt" style:font-size-asian="9pt" style:font-size-complex="9pt"/>
    </style:style>
    <style:style style:name="T11" style:family="text">
      <style:text-properties style:font-name="Arial Narrow" fo:font-size="9pt" fo:language="es" fo:country="ES" style:font-size-asian="9pt" style:font-size-complex="9pt"/>
    </style:style>
    <style:style style:name="T12" style:family="text">
      <style:text-properties style:font-name="Arial Narrow" fo:font-size="9pt" fo:font-weight="bold" style:font-size-asian="9pt" style:font-weight-asian="bold" style:font-size-complex="9pt" style:font-weight-complex="bold"/>
    </style:style>
    <style:style style:name="T13" style:family="text">
      <style:text-properties fo:color="#595959" style:font-name="Arial Narrow" fo:font-size="8pt" style:font-size-asian="8pt" style:font-name-complex="Calibri1" style:font-size-complex="8pt" fo:background-color="#c0c0c0"/>
    </style:style>
    <style:style style:name="T14" style:family="text">
      <style:text-properties fo:color="#595959" style:font-name="Arial Narrow" fo:font-size="8pt" style:font-size-asian="8pt" style:font-name-complex="Calibri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Hlk35589024"/><text:span text:style-name="T1">“ANEXO B”</text:span></text:p>
      <text:p text:style-name="P2"><text:bookmark-start text:name="_Hlk35589014"/><text:bookmark-start text:name="_Hlk35347525"/><text:span text:style-name="T1">FORMATO DE CESIÓN DE DERECHOS</text:span><text:bookmark-end text:name="_Hlk35589014"/></text:p>
      <text:p text:style-name="P2"><text:bookmark-end text:name="_Hlk35589024"/><text:bookmark-start text:name="_Hlk35342836"/><text:bookmark-end text:name="_Hlk35347525"/><text:span text:style-name="T1">DEX ONE FOMENTO MÉXICO, S.A.P.I. DE C.V., SOFOM, E.N.R.</text:span><text:bookmark-end text:name="_Hlk35342836"/><text:bookmark text:name="_Hlk35360885"/></text:p>
      <text:p text:style-name="P6"/>
      <text:p text:style-name="P3"><text:span text:style-name="T1"><text:s/></text:span><text:span text:style-name="T2">[ LUGAR Y <text:s/>FECHA ]</text:span></text:p>
      <text:p text:style-name="P6"/>
      <text:p text:style-name="P1"><text:span text:style-name="T1">CONTRATO DE FACTORAJE FINANCIERO NÚMERO: </text:span><text:span text:style-name="T2">[ <text:s/>]</text:span><text:bookmark text:name="_Hlk35362522"/></text:p>
      <text:p text:style-name="P1"><text:span text:style-name="T1">CESIÓN DE DERECHOS (ANEXO B) NÚMERO: </text:span><text:span text:style-name="T2">[ <text:s/>]</text:span><text:span text:style-name="T1"> </text:span></text:p>
      <text:p text:style-name="P1"><text:span text:style-name="T1">Nº DE RELACIONES: </text:span><text:span text:style-name="T2">[ TOTALIDAD DE RELACIÓN DE DOCUMENTOS CEDIDOS ]</text:span></text:p>
      <text:p text:style-name="P1"><text:span text:style-name="T1">ACREDITADO: </text:span><text:span text:style-name="T2">[ <text:s/>]</text:span></text:p>
      <text:p text:style-name="P6"/>
      <text:p text:style-name="P4"><text:span text:style-name="T1">ANEXO B DEL </text:span><text:bookmark-start text:name="_Hlk35358177"/><text:span text:style-name="T1">CONTRATO NORMATIVO DE FACTORAJE FINANCIERO </text:span><text:bookmark-end text:name="_Hlk35358177"/><text:span text:style-name="T1">QUE CELEBRAN, EN ADELANTE EL “CONTRATO” O EL “FACTORAJE”:</text:span></text:p>
      <text:list xml:id="list4239549065" text:style-name="WWNum1">
        <text:list-item>
          <text:p text:style-name="P11"><text:bookmark-start text:name="_Hlk31851732"/><text:span text:style-name="T5">DEX ONE FOMENTO MÉXICO, </text:span><text:bookmark-end text:name="_Hlk31851732"/><text:span text:style-name="T3">SOCIEDAD ANÓNIMA PROMOTORA DE INVERSIÓN DE CAPITAL VARIABLE, SOCIEDAD FINANCIERA DE OBJETO MÚLTIPLE, ENTIDAD NO REGULADA, REPRESENTADA POR SU(S) APODERADO(S) LEGAL(ES), A QUIEN SE LE DENOMINARÁ COMO “ACREDITANTE”.</text:span></text:p>
        </text:list-item>
        <text:list-item>
          <text:p text:style-name="P11"><text:span text:style-name="T13">[ <text:s/>NOMBRE DEL ACREDITADO <text:s/>]</text:span><text:span text:style-name="T14">,</text:span><text:span text:style-name="T3"> REPRESENTADA POR EL(LA) C. </text:span><text:span text:style-name="T13">[ REPRESENTANTE LEGAL ]</text:span><text:span text:style-name="T3"> EN SU CARÁCTER DE REPRESTENTANTE LEGAL O APODERADO (SEGÚN SEA EL CASO), A QUIEN SE DENOMINARÁ COMO “EL ACREDITADO”.</text:span></text:p>
        </text:list-item>
        <text:list-item>
          <text:p text:style-name="P11"><text:span text:style-name="T13">[ <text:s/>NOMBRE DEL ACREDITADO <text:s/>]</text:span><text:span text:style-name="T14">,</text:span><text:span text:style-name="T3"> EN SU CASO, REPRESENTADA POR EL(LA) C. </text:span><text:span text:style-name="T13">[ REPRESENTANTE LEGAL ]</text:span><text:span text:style-name="T3">, COMO AVAL(ES) U OBLIGADO(S) SOLIDARIO(S), DEL(LOS) CRÉDITO(S) QUE AMPARE(N) ESTE CONTRATO.</text:span></text:p>
        </text:list-item>
      </text:list>
      <text:p text:style-name="P4"><text:span text:style-name="T1">TODOS LOS ANTERIORES EN FORMA CONJUNTA SERÁN DESIGNADOS COMO “LAS PARTES”, DE CONFORMIDAD CON LAS DECLARACIONES Y CLÁUSULAS SIGUIENTES:</text:span></text:p>
      <text:p text:style-name="P2"><text:span text:style-name="T6">D E C L A R A C I O N E S</text:span></text:p>
      <text:p text:style-name="P4"><text:span text:style-name="T1">Las Partes declaran que:</text:span></text:p>
      <text:list xml:id="list479364950" text:style-name="WWNum2">
        <text:list-item>
          <text:p text:style-name="P12"><text:span text:style-name="T1">Con fecha </text:span><text:span text:style-name="T2">[fecha de celebración del Contrato Normativo]</text:span><text:span text:style-name="T1">, celebraron un Contrato Normativo de Factoraje Financiero (el “Contrato”), identificado con el numeral </text:span><text:span text:style-name="T2">[ NO. DE CONTRATO NORMATIVO ]</text:span><text:span text:style-name="T1">, por virtud del cual el ACREDITADO convino con ACREDITANTE la transmisión del porcentaje, que más adelante se indicará, de los Derechos de Crédito presentes o futuros a favor del ACREDITADO, y del cual ambas Partes conocen los términos y condiciones del Contrato. </text:span></text:p>
        </text:list-item>
        <text:list-item>
          <text:p text:style-name="P12"><text:span text:style-name="T1">Que ratifican lo declarado en el contrato normativo de factoraje financiero </text:span><text:span text:style-name="T2">[ NO. DE CONTRATO NORMATIVO ]</text:span><text:span text:style-name="T1"> y sus anexos, por tanto, se reconocen mutuamente la personalidad con la que los representantes de las Partes celebraron el Contrato y celebran el presente Anexo B.</text:span></text:p>
        </text:list-item>
      </text:list>
      <text:p text:style-name="P7"/>
      <text:p text:style-name="P2"><text:span text:style-name="T6">C L Á U S U L A S</text:span></text:p>
      <text:p text:style-name="P7"/>
      <text:p text:style-name="P4"><text:span text:style-name="T6">PRIMERA</text:span><text:span text:style-name="T1">. En términos de la cláusula “DÉCIMA QUINTA. MODALIDAD DEL FACTORAJE” del contrato, las partes pactan que las operaciones derivadas del contrato normativo serán de </text:span><text:span text:style-name="T2">[MODALIDAD DE FACTORAJE]</text:span><text:span text:style-name="T1">. </text:span></text:p>
      <text:p text:style-name="P4"><text:span text:style-name="T6">SEGUNDA</text:span><text:span text:style-name="T1">. El ACREDITADO transmite en este acto a ACREDITANTE y este acepta, la transmisión de los Derechos de Crédito que se detallan en la siguiente “RELACIÓN DE DOCUMENTOS CEDIDOS”, por las cantidades ahí consignadas y cuyo “ANTICIPO A PAGAR”, acorde con los términos y condiciones establecidas en el Contrato Normativo de Factoraje Financiero </text:span><text:span text:style-name="T2">[ NO. DE CONTRATO NORMATIVO ]</text:span><text:span text:style-name="T1">, el ACREDITANTE paga en este acto al ACREDITADO.</text:span></text:p>
      <text:p text:style-name="P6"/>
      <text:p text:style-name="P2"><text:bookmark-start text:name="_Hlk35362568"/><text:span text:style-name="T1">RELACIÓN DE DOCUMENTOS CEDIDOS </text:span><text:bookmark-end text:name="_Hlk35362568"/><text:span text:style-name="T1">A: DEX ONE FOMENTO MÉXICO, S.A.P.I. DE C.V., SOFOM, E.N.R.</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3"/>
        <table:table-row table:style-name="Table1.1">
          <table:table-cell table:style-name="Table1.A1" office:value-type="string">
            <text:p text:style-name="P1"><text:span text:style-name="T1">EMISOR O DEUDOR</text:span></text:p>
          </table:table-cell>
          <table:table-cell table:style-name="Table1.B1" office:value-type="string">
            <text:p text:style-name="P1"><text:span text:style-name="T1">DOCUMENTO NO.</text:span></text:p>
          </table:table-cell>
          <table:table-cell table:style-name="Table1.B1" office:value-type="string">
            <text:p text:style-name="P1"><text:span text:style-name="T1">TIPO DE DOCUMENTO</text:span></text:p>
          </table:table-cell>
          <table:table-cell table:style-name="Table1.B1" office:value-type="string">
            <text:p text:style-name="P1"><text:span text:style-name="T1">FECHA DE EMISIÓN</text:span></text:p>
          </table:table-cell>
          <table:table-cell table:style-name="Table1.B1" office:value-type="string">
            <text:p text:style-name="P1"><text:span text:style-name="T1">FECHA DE COBRO</text:span></text:p>
          </table:table-cell>
          <table:table-cell table:style-name="Table1.B1" office:value-type="string">
            <text:p text:style-name="P1"><text:span text:style-name="T1">IMPORTE DEL DOCUMENTO</text:span></text:p>
          </table:table-cell>
          <table:table-cell table:style-name="Table1.B1" office:value-type="string">
            <text:p text:style-name="P1"><text:span text:style-name="T1">ANTICIPO A PAGAR</text:span></text:p>
          </table:table-cell>
          <table:table-cell table:style-name="Table1.H1" office:value-type="string">
            <text:p text:style-name="P1"><text:span text:style-name="T8">AFORO</text:span></text:p>
          </table:table-cell>
        </table:table-row>
        <table:table-row table:style-name="Table1.2">
          <table:table-cell table:style-name="Table1.A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H1" office:value-type="string">
            <text:p text:style-name="P5"/>
          </table:table-cell>
        </table:table-row>
        <table:table-row table:style-name="Table1.3">
          <table:table-cell table:style-name="Table1.A1" table:number-columns-spanned="5" office:value-type="string">
            <text:p text:style-name="P3"><text:span text:style-name="T1">Importe Total</text:span></text:p>
          </table:table-cell>
          <table:covered-table-cell/>
          <table:covered-table-cell/>
          <table:covered-table-cell/>
          <table:covered-table-cell/>
          <table:table-cell table:style-name="Table1.F3" office:value-type="string">
            <text:p text:style-name="P1"><text:span text:style-name="T1">$</text:span></text:p>
          </table:table-cell>
          <table:table-cell table:style-name="Table1.F3" office:value-type="string">
            <text:p text:style-name="P1"><text:span text:style-name="T1">$</text:span></text:p>
          </table:table-cell>
          <table:table-cell table:style-name="Table1.H3" office:value-type="string">
            <text:p text:style-name="P1"><text:span text:style-name="T1">$</text:span></text:p>
          </table:table-cell>
        </table:table-row>
      </table:table>
      <text:p text:style-name="P5"/>
      <text:p text:style-name="P4"><text:span text:style-name="T1">En este acto, </text:span><text:span text:style-name="T2">[NOMBRE DEL(LOS) APODERADO(S) LEGAL(ES)]</text:span><text:span text:style-name="T1"> de en representación de </text:span><text:span text:style-name="T2">[NOMBRE DEL ACREDITADO ]</text:span><text:span text:style-name="T1">, endoso en propiedad a favor de Dex One Fomento México, S.A.P.I. de C.V., SOFOM, E.N.R. o a quien sus derechos represente, los Derechos de Crédito que se describen en el presente Anexo B, sin reserva ni limitación alguna. </text:span></text:p>
      <text:p text:style-name="P4"><text:span text:style-name="T1">La transmisión que por virtud de este contrato se celebra, se lleva a cabo sin reserva ni limitación alguna e incluye todos los derechos accesorios tales como los intereses que en su caso hubieran sido pactados y las garantías otorgadas en relación con los mismos. </text:span></text:p>
      <text:p text:style-name="P4"><text:bookmark-start text:name="_Hlk35599255"/><text:span text:style-name="T6">TERCERA</text:span><text:span text:style-name="T1">. </text:span><text:bookmark-end text:name="_Hlk35599255"/><text:span text:style-name="T1">El ACREDITADO garantiza al ACREDITANTE la existencia y legitimidad de los Derechos de Crédito cedidos. </text:span><text:bookmark text:name="_Hlk35599098"/></text:p>
      <text:p text:style-name="P4"><text:span text:style-name="T6">CUARTA</text:span><text:span text:style-name="T1">. En su caso, el ACREDITADO entrega a ACREDITANTE en este acto todos los documentos necesarios para realizar la cobranza y los comprobantes que permitan garantizar la existencia del o los Derechos de Crédito cedidos. Dichos documentos incluyen los endosos o leyendas que se indican en el Contrato.</text:span></text:p>
      <text:p text:style-name="P4"><text:span text:style-name="T6">QUINTA</text:span><text:span text:style-name="T1">. En términos del Contrato, las partes expresamente acuerdan que la tasa de interés ordinaria (descuento) aplicable es del </text:span><text:span text:style-name="T2">[porcentaje en #%]</text:span><text:span text:style-name="T1"> </text:span><text:span text:style-name="T2">[(porcentaje en letra Por ciento)]</text:span><text:span text:style-name="T1">. </text:span></text:p>
      <text:p text:style-name="P4"><text:span text:style-name="T1">Para el caso de que los Derechos de Crédito no se liquiden oportunamente, en términos del contrato, las partes convienen en que se aplicará un interés moratorio sobre saldos insolutos diarios, computados desde la fecha de vencimiento del Plazo de Vigencia del Contrato de los Derechos de Crédito transmitidos hasta su liquidación total calculados a razón de 2 (dos) veces la Tasa de Interés Ordinaria Anual. </text:span></text:p>
      <text:p text:style-name="P4"><text:span text:style-name="T6">SEXTA</text:span><text:span text:style-name="T1">. En términos del Contrato, el ACREDITADO paga en este acto a ACREDITANTE, por concepto de Comisión por Operación: $</text:span><text:span text:style-name="T2">[ <text:s/>]</text:span><text:span text:style-name="T1"> ( </text:span><text:span text:style-name="T2">[ <text:s text:c="2"/>]</text:span><text:span text:style-name="T1"> pesos </text:span><text:span text:style-name="T2">[ <text:s/>]</text:span><text:span text:style-name="T1">/100 M.N.) siendo el equivalente al </text:span><text:span text:style-name="T2">[porcentaje en #%]</text:span><text:span text:style-name="T1"> </text:span><text:span text:style-name="T2">[(porcentaje en letra Por ciento)]</text:span><text:span text:style-name="T1"> de la operación.</text:span></text:p>
      <text:p text:style-name="P4"><text:span text:style-name="T6">SÉPTIMA</text:span><text:span text:style-name="T1">. En términos del Contrato, todo pago que el ACREDITADO efectúe deberá realizarse mediante depósito o transferencia bancaria a la(s) cuenta(s) abierta(s) a favor del ACREDITANTE:</text:span></text:p>
      <table:table table:name="Table2" table:style-name="Table2">
        <table:table-column table:style-name="Table2.A" table:number-columns-repeated="3"/>
        <table:table-row table:style-name="Table2.1">
          <table:table-cell table:style-name="Table2.A1" office:value-type="string">
            <text:p text:style-name="P4"><text:span text:style-name="T1">Número de cuenta</text:span></text:p>
          </table:table-cell>
          <table:table-cell table:style-name="Table2.B1" office:value-type="string">
            <text:p text:style-name="P4"><text:span text:style-name="T1">Institución de Crédito</text:span></text:p>
          </table:table-cell>
          <table:table-cell table:style-name="Table2.C1" office:value-type="string">
            <text:p text:style-name="P4"><text:span text:style-name="T1"># CLABE</text:span></text:p>
          </table:table-cell>
        </table:table-row>
        <table:table-row table:style-name="Table2.1">
          <table:table-cell table:style-name="Table2.A2" office:value-type="string">
            <text:p text:style-name="P6"/>
          </table:table-cell>
          <table:table-cell table:style-name="Table2.B2" office:value-type="string">
            <text:p text:style-name="P6"/>
          </table:table-cell>
          <table:table-cell table:style-name="Table2.C2" office:value-type="string">
            <text:p text:style-name="P6"/>
          </table:table-cell>
        </table:table-row>
      </table:table>
      <text:p text:style-name="P4"><text:span text:style-name="T6">OCTAVA</text:span><text:span text:style-name="T1">. De conformidad con el artículo 87-F de la Ley General de Organizaciones y Actividades Auxiliares del Crédito, este Contrato es un título ejecutivo que trae aparejada ejecución.</text:span></text:p>
      <text:p text:style-name="P4"><text:soft-page-break/><text:span text:style-name="T6">NOVENA</text:span><text:span text:style-name="T1">. Las Partes convienen expresamente en dar por reproducido íntegramente el Contrato Normativo de Factoraje Financiero descrito en la Declaración </text:span><text:span text:style-name="T6">I</text:span><text:span text:style-name="T1"> de este Anexo B, como si a la letra se insertare para todos los efectos legales a que haya lugar.</text:span></text:p>
      <text:p text:style-name="P4"><text:span text:style-name="T1">El (los) Obligado (s) Solidario y/o Aval (es) garantizan las obligaciones a cargo de “EL FACTORADO” o “CEDENTE” en los términos del Contrato Normativo de Factoraje Financiero.</text:span></text:p>
      <text:p text:style-name="P8"/>
      <text:p text:style-name="P4"><text:span text:style-name="T1">Se firma el presente Anexo “B”, el cual forma parte integrante del Contrato Normativo de Factoraje Financiero de No. </text:span><text:bookmark-start text:name="_Hlk35358144"/><text:span text:style-name="T2">[ NO. DE CONTRATO NORMATIVO ]</text:span><text:bookmark-end text:name="_Hlk35358144"/><text:span text:style-name="T1"> en la </text:span><text:span text:style-name="T2">[LUGAR DE SUSCRIPCIÓN]</text:span><text:span text:style-name="T1">, en las fechas que se indican en cada una de las firmas que se muestran a continuación. </text:span></text:p>
      <text:p text:style-name="P6"/>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table:table-cell>
          <table:table-cell table:style-name="Table3.B1" office:value-type="string">
            <text:p text:style-name="P5"/>
          </table:table-cell>
          <table:table-cell table:style-name="Table3.A1" office:value-type="string">
            <text:p text:style-name="P5"/>
          </table:table-cell>
        </table:table-row>
        <table:table-row table:style-name="Table3.2">
          <table:table-cell table:style-name="Table3.A2" office:value-type="string">
            <text:p text:style-name="P2"><text:span text:style-name="T2">[NOMBRE DEL(LOS) APODERADO(S) LEGAL(ES)]</text:span></text:p>
            <text:p text:style-name="P2"><text:span text:style-name="T9">REPRESENTANTE LEGAL</text:span></text:p>
            <text:p text:style-name="P2"><text:span text:style-name="T9">DEX ONE FOMENTO MÉXICO, S.A.P.I. DE C.V., SOFOM ENR</text:span></text:p>
          </table:table-cell>
          <table:table-cell table:style-name="Table3.B1" office:value-type="string">
            <text:p text:style-name="P5"/>
          </table:table-cell>
          <table:table-cell table:style-name="Table3.A2" office:value-type="string">
            <text:p text:style-name="P2"><text:span text:style-name="T2"><text:s/>[NOMBRE DEL ACREDITADO ]</text:span></text:p>
            <text:p text:style-name="P2"><text:span text:style-name="T2">[NOMBRE DEL(LOS) APODERADO(S) LEGAL(ES)]</text:span><text:bookmark text:name="_Hlk35360400"/></text:p>
            <text:p text:style-name="P2"><text:span text:style-name="T2">[ LUGAR Y <text:s/>FECHA ]</text:span></text:p>
          </table:table-cell>
        </table:table-row>
        <table:table-row table:style-name="Table3.3">
          <table:table-cell table:style-name="Table3.A1" office:value-type="string">
            <text:p text:style-name="P2"><text:span text:style-name="T2">[ LUGAR Y <text:s/>FECHA ]</text:span></text:p>
            <text:p text:style-name="P6"/>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4">
          <table:table-cell table:style-name="Table3.A2" office:value-type="string">
            <text:p text:style-name="P2"><text:span text:style-name="T2"><text:s/>[NOMBRE O RAZÓN SOCIAL DEL AVAL U OBLIGADO SOLIDARIO ]</text:span></text:p>
            <text:p text:style-name="P2"><text:span text:style-name="T2">[EN SU CASO, NOMBRE DEL(LOS) APODERADO(S) LEGAL(ES)]</text:span></text:p>
            <text:p text:style-name="P2"><text:span text:style-name="T2">[ LUGAR Y <text:s/>FECHA ]</text:span></text:p>
          </table:table-cell>
          <table:table-cell table:style-name="Table3.B1" office:value-type="string">
            <text:p text:style-name="P5"/>
          </table:table-cell>
          <table:table-cell table:style-name="Table3.B1" office:value-type="string">
            <text:p text:style-name="P2"><text:bookmark text:name="_Hlk35364627"/></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rial Narrow" fo:font-family="'Arial Narrow'" style:font-family-generic="roman" style:font-pitch="variable" fo:font-size="8pt" fo:font-weight="bold" style:font-weight-asian="bold" style:font-weight-complex="bold"/>
    </style:style>
    <style:style style:name="ListLabel_20_2" style:display-name="ListLabel 2" style:family="text">
      <style:text-properties style:font-name="Arial Narrow" fo:font-family="'Arial Narrow'" style:font-family-generic="roman" style:font-pitch="variable" fo:font-size="8pt" fo:font-style="normal" fo:font-weight="bold" style:font-size-asian="8pt" style:font-style-asian="normal" style:font-weight-asian="bold" style:font-weight-complex="bold"/>
    </style:style>
    <style:style style:name="ListLabel_20_3" style:display-name="ListLabel 3" style:family="text">
      <style:text-properties fo:font-size="8pt" fo:font-style="normal" fo:font-weight="normal" style:font-size-asian="8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 Narrow" fo:font-size="8pt" style:font-size-asian="8pt" style:font-name-complex="Arial" style:font-size-complex="8pt"/>
    </style:style>
    <style:style style:name="MT2" style:family="text">
      <style:text-properties style:font-name="Arial Narrow" fo:font-size="9pt" style:font-size-asian="9pt" style:font-size-complex="9pt"/>
    </style:style>
    <style:style style:name="MT3" style:family="text">
      <style:text-properties style:font-name="Arial Narrow" fo:font-size="9pt" fo:language="es" fo:country="ES" style:font-size-asian="9pt" style:font-size-complex="9pt"/>
    </style:style>
    <style:style style:name="MT4" style:family="text">
      <style:text-properties style:font-name="Arial Narrow" fo:font-size="9pt" fo:font-weight="bold" style:font-size-asian="9pt" style:font-weight-asian="bold" style:font-size-complex="9pt" style:font-weight-complex="bold"/>
    </style:style>
    <style:page-layout style:name="Mpm1">
      <style:page-layout-properties fo:page-width="8.5in" fo:page-height="11in" style:num-format="1" style:print-orientation="portrait" fo:margin-top="0.4917in" fo:margin-bottom="0.4917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RECA No.:</text:span></text:p>
      </style:header>
      <style:footer>
        <text:p text:style-name="MP2"><text:span text:style-name="MT2">CESIÓN DE DERECHOS. HOJA</text:span><text:span text:style-name="MT3"> </text:span><text:span text:style-name="MT4"><text:page-number text:select-page="current">2</text:page-number></text:span><text:span text:style-name="MT3"><text:s/>de </text:span><text:span text:style-name="MT4"><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Admin</dc:creator>
    <meta:editing-cycles>27</meta:editing-cycles>
    <meta:creation-date>2020-03-13T23:24:00</meta:creation-date>
    <dc:date>2020-04-23T19:56:00</dc:date>
    <meta:editing-duration>PT7H12M</meta:editing-duration>
    <meta:generator>LibreOffice/6.0.7.3$Linux_X86_64 LibreOffice_project/00m0$Build-3</meta:generator>
    <meta:document-statistic meta:table-count="3" meta:image-count="0" meta:object-count="0" meta:page-count="2" meta:paragraph-count="60" meta:word-count="995" meta:character-count="6113" meta:non-whitespace-character-count="5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